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708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5.12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>
      <style:paragraph-properties fo:padding="0in" fo:border="none"/>
    </style:style>
    <style:style style:name="P5" style:family="paragraph" style:parent-style-name="Text_20_body" style:list-style-name="L1">
      <style:paragraph-properties fo:padding="0in" fo:border="none"/>
    </style:style>
    <style:style style:name="P6" style:family="paragraph" style:parent-style-name="Table_20_Contents">
      <style:paragraph-properties fo:padding="0.0193in" fo:border="0.0138in solid #30363d"/>
    </style:style>
    <style:style style:name="P7" style:family="paragraph" style:parent-style-name="Table_20_Heading">
      <style:paragraph-properties fo:padding="0.0193in" fo:border="0.0138in solid #30363d"/>
    </style:style>
    <style:style style:name="P8" style:family="paragraph" style:parent-style-name="Table_20_Heading">
      <style:paragraph-properties fo:padding="0in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Nautilus DevOps team has been tasked with setting up a containerized application. They need to create a private Amazon Elastic Container Registry (ECR) repository to store their Docker images. Once the repository is created, they will build a Docker image from a Dockerfile located on the <text:span text:style-name="Source_20_Text">aws-client</text:span> host and push this image to the ECR repository. This process is essential for maintaining and deploying containerized applications in a streamlined manner.</text:p>
      <text:p text:style-name="P4">Create a private ECR repository named <text:span text:style-name="Source_20_Text">xfusion-ecr</text:span>. There is a Dockerfile under <text:span text:style-name="Source_20_Text">/root/pyapp</text:span> directory on <text:span text:style-name="Source_20_Text">aws-client</text:span> host, build a docker image using this Dockerfile and push the same to the newly created ECR repo, the image tag must be <text:span text:style-name="Source_20_Text">latest</text:span>.</text:p>
      <text:p text:style-name="Text_20_body"/>
      <text:p text:style-name="P4">Use below given <text:span text:style-name="T1">AWS Credentials:</text:span> (You can run the <text:span text:style-name="Source_20_Text">showcreds</text:span> command on <text:span text:style-name="Source_20_Text">aws-client</text:span> host to retrieve these credentials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<text:bookmark text:name="console_url"/>Console URL<text:bookmark text:name="https://152448202018.signin.aws.amazon.com/console?region=us-east-1"/></text:p>
            </table:table-cell>
            <table:table-cell table:style-name="Table1.A1" office:value-type="string">
              <text:p text:style-name="P8"><text:a xlink:type="simple" xlink:href="https://152448202018.signin.aws.amazon.com/console?region=us-east-1" office:target-frame-name="_blank" xlink:show="new" text:style-name="Internet_20_link" text:visited-style-name="Visited_20_Internet_20_Link">https://152448202018.signin.aws.amazon.com/console?region=us-east-1</text:a></text:p>
            </table:table-cell>
          </table:table-row>
        </table:table-header-rows>
        <table:table-row>
          <table:table-cell table:style-name="Table1.A1" office:value-type="string">
            <text:p text:style-name="P6">Username</text:p>
          </table:table-cell>
          <table:table-cell table:style-name="Table1.A1" office:value-type="string">
            <text:p text:style-name="P6">kk_labs_user_592468</text:p>
          </table:table-cell>
        </table:table-row>
        <table:table-row>
          <table:table-cell table:style-name="Table1.A1" office:value-type="string">
            <text:p text:style-name="P6">Password</text:p>
          </table:table-cell>
          <table:table-cell table:style-name="Table1.A1" office:value-type="string">
            <text:p text:style-name="P6">V^^7L%8i!Aj^</text:p>
          </table:table-cell>
        </table:table-row>
        <table:table-row>
          <table:table-cell table:style-name="Table1.A1" office:value-type="string">
            <text:p text:style-name="P6">Start Time</text:p>
          </table:table-cell>
          <table:table-cell table:style-name="Table1.A1" office:value-type="string">
            <text:p text:style-name="P6">Thu Dec 25 18:13:01 UTC 2025</text:p>
          </table:table-cell>
        </table:table-row>
        <table:table-row>
          <table:table-cell table:style-name="Table1.A1" office:value-type="string">
            <text:p text:style-name="P6">End Time</text:p>
          </table:table-cell>
          <table:table-cell table:style-name="Table1.A1" office:value-type="string">
            <text:p text:style-name="P6">Thu Dec 25 19:13:01 UTC 2025</text:p>
          </table:table-cell>
        </table:table-row>
      </table:table>
      <text:p text:style-name="P4"><text:line-break/><text:span text:style-name="Source_20_Text">Notes:</text:span></text:p>
      <text:list xml:id="list2616855950581309493" text:style-name="L1">
        <text:list-item>
          <text:p text:style-name="P5">Create the resources only in <text:span text:style-name="Source_20_Text">us-east-1</text:span> region.</text:p>
        </text:list-item>
        <text:list-item>
          <text:p text:style-name="P5">To <text:span text:style-name="Source_20_Text">display</text:span> or <text:span text:style-name="Source_20_Text">hide</text:span> the terminal of the AWS client machine, you can use the expand toggle button as shown below:</text:p>
        </text:list-item>
      </text:list>
      <text:p text:style-name="Standard"/>
      <text:p text:style-name="Standard">Solutions:-</text:p>
      <text:h text:style-name="Heading_20_3" text:outline-level="3">Create Private ECR Repository</text:h>
      <text:list xml:id="list5209758525457979980" text:style-name="L2">
        <text:list-item>
          <text:p text:style-name="P1">In the AWS Console, search for <text:span text:style-name="Strong_20_Emphasis">ECR</text:span> (Elastic Container Registry) in the services search bar.</text:p>
        </text:list-item>
        <text:list-item>
          <text:p text:style-name="P1">Click <text:span text:style-name="Strong_20_Emphasis">Repositories</text:span> → <text:span text:style-name="Strong_20_Emphasis">Create repository</text:span>.</text:p>
        </text:list-item>
        <text:list-item>
          <text:p text:style-name="P1">Enter repository name: <text:span text:style-name="Source_20_Text">xfusion-ecr</text:span>.</text:p>
        </text:list-item>
        <text:list-item>
          <text:p text:style-name="P1">Leave <text:span text:style-name="Strong_20_Emphasis">Visibility settings</text:span> as <text:span text:style-name="Strong_20_Emphasis">Private</text:span>.</text:p>
        </text:list-item>
        <text:list-item>
          <text:p text:style-name="P1">Keep defaults for encryption and tags unless required.</text:p>
        </text:list-item>
        <text:list-item>
          <text:p text:style-name="P1">Click <text:span text:style-name="Strong_20_Emphasis">Create repository</text:span>.</text:p>
        </text:list-item>
      </text:list>
      <text:p text:style-name="Standard"/>
      <text:p text:style-name="Standard"/>
      <text:p text:style-name="Standard">Authenticate Docker to ECR Run this command on your <text:span text:style-name="Strong_20_Emphasis">aws-client host</text:span> terminal. </text:p>
      <text:p text:style-name="Standard"/>
      <text:p text:style-name="Standard">aws ecr get-login-password --region us-east-1 \</text:p>
      <text:p text:style-name="Standard"><text:s text:c="2"/>| docker login --username AWS --password-stdin <text:span text:style-name="T3">152448202018.dkr.ecr.us-east-1.amazonaws.com</text:span> </text:p>
      <text:p text:style-name="Standard"/>
      <text:p text:style-name="Standard">Build Docker Image </text:p>
      <text:p text:style-name="Standard"/>
      <text:p text:style-name="Standard"><text:soft-page-break/>cd /root/pyapp</text:p>
      <text:p text:style-name="Standard"/>
      <text:p text:style-name="Standard">docker build -t xfusion-ecr:latest .</text:p>
      <text:p text:style-name="Standard"/>
      <text:p text:style-name="Standard">Tag Image </text:p>
      <text:p text:style-name="Standard"/>
      <text:p text:style-name="Standard"/>
      <text:p text:style-name="Standard">docker tag xfusion-ecr:latest 152448202018.dkr.ecr.us-east-1.amazonaws.com/xfusion-ecr:latest</text:p>
      <text:p text:style-name="Standard"/>
      <text:p text:style-name="Standard"/>
      <text:p text:style-name="Standard">Push Image </text:p>
      <text:p text:style-name="Standard"/>
      <text:p text:style-name="Standard"/>
      <text:p text:style-name="Standard">docker push 152448202018.dkr.ecr.us-east-1.amazonaws.com/xfusion-ecr:latest</text:p>
      <text:p text:style-name="Standard"/>
      <text:p text:style-name="Standard"/>
      <text:p text:style-name="Standard">Verify in Console </text:p>
      <text:p text:style-name="Standard"/>
      <text:p text:style-name="Standard"/>
      <text:list xml:id="list292402349245489328" text:style-name="L3">
        <text:list-item>
          <text:p text:style-name="P2">Go back to the ECR repository in the AWS Console.</text:p>
        </text:list-item>
      </text:list>
      <text:list xml:id="list3529732290083635751" text:style-name="L4">
        <text:list-item>
          <text:p text:style-name="P3">Under <text:span text:style-name="Strong_20_Emphasis">Images</text:span>, you should now see the <text:span text:style-name="Source_20_Text">latest</text:span> tag listed.</text:p>
        </text:list-item>
      </text:list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42S</meta:editing-duration>
    <meta:editing-cycles>7</meta:editing-cycles>
    <meta:generator>OpenOffice/4.1.16$Win32 OpenOffice.org_project/4116m3$Build-9816</meta:generator>
    <dc:date>2025-12-26T00:10:14.98</dc:date>
    <meta:document-statistic meta:table-count="1" meta:image-count="0" meta:object-count="0" meta:page-count="2" meta:paragraph-count="38" meta:word-count="308" meta:character-count="2111"/>
    <meta:user-defined meta:name="Info 1"/>
    <meta:user-defined meta:name="Info 2"/>
    <meta:user-defined meta:name="Info 3"/>
    <meta:user-defined meta:name="Info 4"/>
  </office:meta>
</office:document-meta>
</file>